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fill-color="#4923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3.033cm" fo:min-width="2.783cm"/>
    </style:style>
    <style:style style:name="gr8" style:family="graphic" style:parent-style-name="standard">
      <style:graphic-properties svg:stroke-color="#81d41a" draw:fill="none" draw:textarea-horizontal-align="justify" draw:textarea-vertical-align="middle" draw:auto-grow-height="false" fo:min-height="3.033cm" fo:min-width="2.783cm"/>
    </style:style>
    <style:style style:name="gr9" style:family="graphic" style:parent-style-name="standard">
      <style:graphic-properties svg:stroke-color="#ffff00" draw:fill="none" draw:textarea-horizontal-align="justify" draw:textarea-vertical-align="middle" draw:auto-grow-height="false" fo:min-height="3.033cm" fo:min-width="2.783cm"/>
    </style:style>
    <style:style style:name="gr10" style:family="graphic" style:parent-style-name="standard">
      <style:graphic-properties svg:stroke-color="#800080" draw:fill="none" draw:textarea-horizontal-align="justify" draw:textarea-vertical-align="middle" draw:auto-grow-height="false" fo:min-height="3.033cm" fo:min-width="2.78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3cm" fo:min-width="2.78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4923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226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626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813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626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813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626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813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0.026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026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026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62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813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4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62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8.813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626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635cm" svg:height="0.635cm" svg:x="8.8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02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02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026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13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426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643cm" svg:height="4.643cm" svg:x="5.636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643cm" svg:height="4.643cm" svg:x="6.736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643cm" svg:height="4.643cm" svg:x="7.936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.643cm" svg:height="4.643cm" svg:x="6.736cm" svg:y="5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643cm" svg:height="4.643cm" svg:x="6.736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2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6.413cm" svg:y="20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5.226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6.413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35cm" svg:height="0.635cm" svg:x="5.226cm" svg:y="2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813cm" svg:y="2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7.626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635cm" svg:height="0.635cm" svg:x="8.813cm" svg:y="2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2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6.413cm" svg:y="2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7.626cm" svg:y="2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8.813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635cm" svg:height="0.635cm" svg:x="12.426cm" svg:y="2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10.026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13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26cm" svg:y="20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2.426cm" svg:y="21.4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0.026cm" svg:y="2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13cm" svg:y="22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12.426cm" svg:y="2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226cm" svg:y="1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6.413cm" svg:y="16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7.626cm" svg:y="16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8.813cm" svg:y="1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5.226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6.413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5.226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6.413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7.626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8.813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7.626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635cm" svg:height="0.635cm" svg:x="8.813cm" svg:y="1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10.026cm" svg:y="16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13cm" svg:y="16.5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12.426cm" svg:y="1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10.026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13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0.026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1.213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2.426cm" svg:y="17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12.426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draw:layer="layout" svg:width="4.643cm" svg:height="4.643cm" svg:x="3.236cm" svg:y="1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643cm" svg:height="4.643cm" svg:x="6.736cm" svg:y="1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643cm" svg:height="4.643cm" svg:x="10.336cm" svg:y="1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.643cm" svg:height="4.643cm" svg:x="6.736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643cm" svg:height="4.643cm" svg:x="6.736cm" svg:y="20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10.026cm" svg:y="20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7.626cm" svg:y="20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635cm" svg:height="0.635cm" svg:x="8.813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25:58.428833256</meta:creation-date>
    <dc:date>2021-03-24T15:55:56.536797931</dc:date>
    <meta:editing-duration>PT4H18M57S</meta:editing-duration>
    <meta:editing-cycles>2</meta:editing-cycles>
    <meta:generator>LibreOffice/6.4.6.2$Linux_X86_64 LibreOffice_project/40$Build-2</meta:generator>
    <meta:document-statistic meta:object-count="96"/>
  </office:meta>
</office:document-meta>
</file>